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ming!</text:p>
      <text:p text:style-name="Standard"/>
      <text:list xml:id="list4830488938394056771" text:style-name="WW8Num1">
        <text:list-item>
          <text:p text:style-name="P1">Goals</text:p>
          <text:list>
            <text:list-item>
              <text:p text:style-name="P1">Laptop software instal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Lohit Hindi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CA" style:letter-kerning="true" style:font-name-asian="Droid Sans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WW8Num1z0" style:family="text">
      <style:text-properties style:font-name="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2-10-17T20:48:40</meta:creation-date>
    <meta:editing-duration>P15824DT17H31M44S</meta:editing-duration>
    <meta:document-statistic meta:table-count="0" meta:image-count="0" meta:object-count="0" meta:page-count="1" meta:paragraph-count="3" meta:word-count="7" meta:character-count="42" meta:non-whitespace-character-count="40"/>
    <meta:generator>LibreOffice/4.1.2.3$Linux_X86_64 LibreOffice_project/410m0$Build-3</meta:generator>
  </office:meta>
</office:document-meta>
</file>